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1.5625in"/>
    </style:style>
    <style:style style:name="Table1.E" style:family="table-column">
      <style:table-column-properties style:column-width="1.7396in"/>
    </style:style>
    <style:style style:name="Table1.1" style:family="table-row">
      <style:table-row-properties style:min-row-height="0.375in"/>
    </style:style>
    <style:style style:name="Table1.A1" style:family="table-cell">
      <style:table-cell-properties fo:background-color="#808080" fo:padding="0.0382in" fo:border="0.05pt solid #000000">
        <style:background-image/>
      </style:table-cell-properties>
    </style:style>
    <style:style style:name="Table1.C1" style:family="table-cell">
      <style:table-cell-properties fo:padding="0.0382in" fo:border="none"/>
    </style:style>
    <style:style style:name="Table1.A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2" style:family="table-cell">
      <style:table-cell-properties fo:background-color="#ffffff" fo:padding="0.0382in" fo:border="none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="none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="none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 style:shadow="none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1.625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1.5625in"/>
    </style:style>
    <style:style style:name="Table5.E" style:family="table-column">
      <style:table-column-properties style:column-width="1.7396in"/>
    </style:style>
    <style:style style:name="Table5.1" style:family="table-row">
      <style:table-row-properties style:min-row-height="0.375in"/>
    </style:style>
    <style:style style:name="Table5.A1" style:family="table-cell">
      <style:table-cell-properties fo:background-color="#808080" fo:padding="0.0382in" fo:border="0.05pt solid #000000">
        <style:background-image/>
      </style:table-cell-properties>
    </style:style>
    <style:style style:name="Table5.C1" style:family="table-cell">
      <style:table-cell-properties fo:padding="0.0382in" fo:border="none"/>
    </style:style>
    <style:style style:name="Table5.A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C2" style:family="table-cell">
      <style:table-cell-properties fo:padding="0.0382in" fo:border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3" style:family="table-cell">
      <style:table-cell-properties fo:padding="0.0382in" fo:border="none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4" style:family="table-cell">
      <style:table-cell-properties fo:padding="0.0382in" fo:border="none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5" style:family="table-cell">
      <style:table-cell-properties fo:padding="0.0382in" fo:border="none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6" style:family="table-cell">
      <style:table-cell-properties fo:padding="0.0382in" fo:border="none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C7" style:family="table-cell">
      <style:table-cell-properties fo:padding="0.0382in" fo:border="none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="none"/>
    </style:style>
    <style:style style:name="Table5.B8" style:family="table-cell">
      <style:table-cell-properties fo:padding="0.0382in" fo:border="none"/>
    </style:style>
    <style:style style:name="Table5.C8" style:family="table-cell">
      <style:table-cell-properties fo:padding="0.0382in" fo:border="none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="none"/>
    </style:style>
    <style:style style:name="Table5.B9" style:family="table-cell">
      <style:table-cell-properties fo:padding="0.0382in" fo:border="none"/>
    </style:style>
    <style:style style:name="Table5.C9" style:family="table-cell">
      <style:table-cell-properties fo:padding="0.0382in" fo:border="none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style:shadow="none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1.7396in"/>
    </style:style>
    <style:style style:name="Table2.1" style:family="table-row">
      <style:table-row-properties style:min-row-height="0.375in"/>
    </style:style>
    <style:style style:name="Table2.A1" style:family="table-cell">
      <style:table-cell-properties fo:background-color="#808080" fo:padding="0.0382in" fo:border="0.05pt solid #000000">
        <style:background-image/>
      </style:table-cell-properties>
    </style:style>
    <style:style style:name="Table2.C1" style:family="table-cell">
      <style:table-cell-properties fo:padding="0.0382in" fo:border="none"/>
    </style:style>
    <style:style style:name="Table2.A2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2" style:family="table-cell">
      <style:table-cell-properties fo:padding="0.0382in" fo:border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="none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="none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="none"/>
    </style:style>
    <style:style style:name="Table2.D5" style:family="table-cell">
      <style:table-cell-properties fo:padding="0.0382in" fo:border="none"/>
    </style:style>
    <style:style style:name="Table2.E5" style:family="table-cell">
      <style:table-cell-properties fo:padding="0.0382in" fo:border="none"/>
    </style:style>
    <style:style style:name="P1" style:family="paragraph" style:parent-style-name="Header">
      <style:text-properties officeooo:rsid="000146ce" officeooo:paragraph-rsid="000146ce"/>
    </style:style>
    <style:style style:name="P2" style:family="paragraph" style:parent-style-name="Standard">
      <style:text-properties officeooo:rsid="0001d899" officeooo:paragraph-rsid="0001d899"/>
    </style:style>
    <style:style style:name="P3" style:family="paragraph" style:parent-style-name="Standard">
      <style:text-properties fo:font-weight="bold" officeooo:rsid="00051c91" officeooo:paragraph-rsid="00051c91" style:font-weight-asian="bold" style:font-weight-complex="bold"/>
    </style:style>
    <style:style style:name="P4" style:family="paragraph" style:parent-style-name="Standard">
      <style:text-properties fo:font-weight="bold" officeooo:rsid="0003cefc" officeooo:paragraph-rsid="0003cefc" style:font-weight-asian="bold" style:font-weight-complex="bold"/>
    </style:style>
    <style:style style:name="P5" style:family="paragraph" style:parent-style-name="Standard">
      <style:text-properties fo:font-weight="bold" officeooo:rsid="001b5252" officeooo:paragraph-rsid="00051c91" style:font-weight-asian="bold" style:font-weight-complex="bold"/>
    </style:style>
    <style:style style:name="P6" style:family="paragraph" style:parent-style-name="Standard">
      <style:text-properties fo:font-weight="bold" officeooo:rsid="001c618a" officeooo:paragraph-rsid="001d5404" style:font-weight-asian="bold" style:font-weight-complex="bold"/>
    </style:style>
    <style:style style:name="P7" style:family="paragraph" style:parent-style-name="Standard">
      <style:text-properties fo:font-weight="bold" officeooo:rsid="001c618a" officeooo:paragraph-rsid="0027ab94" style:font-weight-asian="bold" style:font-weight-complex="bold"/>
    </style:style>
    <style:style style:name="P8" style:family="paragraph" style:parent-style-name="Standard">
      <style:text-properties fo:font-weight="bold" officeooo:rsid="001c618a" officeooo:paragraph-rsid="002a31bf" style:font-weight-asian="bold" style:font-weight-complex="bold"/>
    </style:style>
    <style:style style:name="P9" style:family="paragraph" style:parent-style-name="Standard">
      <style:text-properties fo:font-weight="bold" officeooo:rsid="001c618a" officeooo:paragraph-rsid="002ebb27" style:font-weight-asian="bold" style:font-weight-complex="bold"/>
    </style:style>
    <style:style style:name="P10" style:family="paragraph" style:parent-style-name="Standard">
      <style:text-properties fo:font-weight="bold" officeooo:rsid="001c618a" officeooo:paragraph-rsid="003388a0" style:font-weight-asian="bold" style:font-weight-complex="bold"/>
    </style:style>
    <style:style style:name="P11" style:family="paragraph" style:parent-style-name="Standard">
      <style:text-properties fo:font-weight="bold" officeooo:rsid="001c618a" officeooo:paragraph-rsid="0040b9a0" style:font-weight-asian="bold" style:font-weight-complex="bold"/>
    </style:style>
    <style:style style:name="P12" style:family="paragraph" style:parent-style-name="Standard">
      <style:text-properties fo:font-weight="bold" officeooo:rsid="001c618a" officeooo:paragraph-rsid="0046ac56" style:font-weight-asian="bold" style:font-weight-complex="bold"/>
    </style:style>
    <style:style style:name="P13" style:family="paragraph" style:parent-style-name="Standard">
      <style:text-properties fo:font-weight="bold" officeooo:rsid="001c618a" officeooo:paragraph-rsid="004d2e63" style:font-weight-asian="bold" style:font-weight-complex="bold"/>
    </style:style>
    <style:style style:name="P14" style:family="paragraph" style:parent-style-name="Standard">
      <style:text-properties fo:font-weight="bold" officeooo:rsid="001c618a" officeooo:paragraph-rsid="004fb550" style:font-weight-asian="bold" style:font-weight-complex="bold"/>
    </style:style>
    <style:style style:name="P15" style:family="paragraph" style:parent-style-name="Standard">
      <style:text-properties fo:font-weight="bold" officeooo:rsid="001d5404" officeooo:paragraph-rsid="001d5404" style:font-weight-asian="bold" style:font-weight-complex="bold"/>
    </style:style>
    <style:style style:name="P16" style:family="paragraph" style:parent-style-name="Standard">
      <style:text-properties fo:font-weight="bold" officeooo:rsid="001ddc4d" officeooo:paragraph-rsid="001ddc4d" style:font-weight-asian="bold" style:font-weight-complex="bold"/>
    </style:style>
    <style:style style:name="P17" style:family="paragraph" style:parent-style-name="Standard">
      <style:text-properties fo:font-weight="bold" officeooo:rsid="001ddc4d" officeooo:paragraph-rsid="0027ab94" style:font-weight-asian="bold" style:font-weight-complex="bold"/>
    </style:style>
    <style:style style:name="P18" style:family="paragraph" style:parent-style-name="Standard">
      <style:text-properties fo:font-weight="bold" officeooo:rsid="001ddc4d" officeooo:paragraph-rsid="002a31bf" style:font-weight-asian="bold" style:font-weight-complex="bold"/>
    </style:style>
    <style:style style:name="P19" style:family="paragraph" style:parent-style-name="Standard">
      <style:text-properties fo:font-weight="bold" officeooo:rsid="001ddc4d" officeooo:paragraph-rsid="002ebb27" style:font-weight-asian="bold" style:font-weight-complex="bold"/>
    </style:style>
    <style:style style:name="P20" style:family="paragraph" style:parent-style-name="Standard">
      <style:text-properties fo:font-weight="bold" officeooo:rsid="001ddc4d" officeooo:paragraph-rsid="003388a0" style:font-weight-asian="bold" style:font-weight-complex="bold"/>
    </style:style>
    <style:style style:name="P21" style:family="paragraph" style:parent-style-name="Standard">
      <style:text-properties fo:font-weight="bold" officeooo:rsid="001eeae4" officeooo:paragraph-rsid="001eeae4" style:font-weight-asian="bold" style:font-weight-complex="bold"/>
    </style:style>
    <style:style style:name="P22" style:family="paragraph" style:parent-style-name="Standard">
      <style:text-properties fo:font-weight="bold" officeooo:rsid="001eeae4" officeooo:paragraph-rsid="0027ab94" style:font-weight-asian="bold" style:font-weight-complex="bold"/>
    </style:style>
    <style:style style:name="P23" style:family="paragraph" style:parent-style-name="Standard">
      <style:text-properties fo:font-weight="bold" officeooo:rsid="001eeae4" officeooo:paragraph-rsid="002a31bf" style:font-weight-asian="bold" style:font-weight-complex="bold"/>
    </style:style>
    <style:style style:name="P24" style:family="paragraph" style:parent-style-name="Standard">
      <style:text-properties fo:font-weight="bold" officeooo:rsid="001eeae4" officeooo:paragraph-rsid="002ebb27" style:font-weight-asian="bold" style:font-weight-complex="bold"/>
    </style:style>
    <style:style style:name="P25" style:family="paragraph" style:parent-style-name="Standard">
      <style:text-properties fo:font-weight="bold" officeooo:rsid="002ebb27" officeooo:paragraph-rsid="002ebb27" style:font-weight-asian="bold" style:font-weight-complex="bold"/>
    </style:style>
    <style:style style:name="P26" style:family="paragraph" style:parent-style-name="Standard">
      <style:text-properties fo:font-weight="bold" officeooo:rsid="004446ce" officeooo:paragraph-rsid="004446ce" style:font-weight-asian="bold" style:font-weight-complex="bold"/>
    </style:style>
    <style:style style:name="P27" style:family="paragraph" style:parent-style-name="Standard">
      <style:text-properties fo:font-weight="bold" officeooo:rsid="004446ce" officeooo:paragraph-rsid="0046ac56" style:font-weight-asian="bold" style:font-weight-complex="bold"/>
    </style:style>
    <style:style style:name="P28" style:family="paragraph" style:parent-style-name="Standard">
      <style:text-properties fo:font-weight="bold" officeooo:rsid="004446ce" officeooo:paragraph-rsid="004d2e63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1d899" officeooo:paragraph-rsid="0001d899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03cefc" officeooo:paragraph-rsid="0003cefc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051c91" officeooo:paragraph-rsid="00051c91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0a0c4a" officeooo:paragraph-rsid="000a0c4a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1c618a" officeooo:paragraph-rsid="0027ab94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1c618a" officeooo:paragraph-rsid="002a31bf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c618a" officeooo:paragraph-rsid="003388a0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4446ce" officeooo:paragraph-rsid="004fb550" style:font-weight-asian="bold" style:font-weight-complex="bold"/>
    </style:style>
    <style:style style:name="P37" style:family="paragraph" style:parent-style-name="Standard">
      <style:text-properties officeooo:rsid="0009ded8" officeooo:paragraph-rsid="0009ded8"/>
    </style:style>
    <style:style style:name="P38" style:family="paragraph" style:parent-style-name="Standard">
      <style:text-properties fo:font-weight="normal" officeooo:rsid="000ff3e8" officeooo:paragraph-rsid="000ff3e8" style:font-weight-asian="normal" style:font-weight-complex="normal"/>
    </style:style>
    <style:style style:name="P39" style:family="paragraph" style:parent-style-name="Standard">
      <style:text-properties fo:font-style="normal" style:text-underline-style="solid" style:text-underline-width="auto" style:text-underline-color="font-color" fo:font-weight="bold" officeooo:rsid="0024bff8" officeooo:paragraph-rsid="0024bff8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none" fo:font-weight="bold" officeooo:rsid="0024bff8" officeooo:paragraph-rsid="0024bff8" style:font-style-asian="normal" style:font-weight-asian="bold" style:font-style-complex="normal" style:font-weight-complex="bold"/>
    </style:style>
    <style:style style:name="P41" style:family="paragraph" style:parent-style-name="Standard">
      <style:text-properties officeooo:rsid="0003cefc" officeooo:paragraph-rsid="0003cefc"/>
    </style:style>
    <style:style style:name="P42" style:family="paragraph" style:parent-style-name="Standard">
      <style:text-properties fo:font-size="6pt" style:text-underline-style="solid" style:text-underline-width="auto" style:text-underline-color="font-color" fo:font-weight="bold" officeooo:rsid="00051c91" officeooo:paragraph-rsid="00051c91" style:font-size-asian="5.25pt" style:font-weight-asian="bold" style:font-size-complex="6pt" style:font-weight-complex="bold"/>
    </style:style>
    <style:style style:name="P4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51c91" officeooo:paragraph-rsid="00051c91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0051c91" officeooo:paragraph-rsid="00051c91" style:font-weight-asian="bold" style:font-weight-complex="bold"/>
    </style:style>
    <style:style style:name="P45" style:family="paragraph" style:parent-style-name="Standard">
      <style:paragraph-properties fo:margin-top="0in" fo:margin-bottom="0.0201in" loext:contextual-spacing="false"/>
      <style:text-properties fo:font-weight="bold" officeooo:rsid="001c618a" officeooo:paragraph-rsid="001c618a" style:font-weight-asian="bold" style:font-weight-complex="bold"/>
    </style:style>
    <style:style style:name="P46" style:family="paragraph" style:parent-style-name="Standard">
      <style:paragraph-properties fo:margin-top="0in" fo:margin-bottom="0.0201in" loext:contextual-spacing="false"/>
      <style:text-properties fo:font-weight="bold" officeooo:rsid="001ddc4d" officeooo:paragraph-rsid="001ddc4d" style:font-weight-asian="bold" style:font-weight-complex="bold"/>
    </style:style>
    <style:style style:name="P4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3cefc" officeooo:paragraph-rsid="0003cefc"/>
    </style:style>
    <style:style style:name="P4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51c91" officeooo:paragraph-rsid="00051c91"/>
    </style:style>
    <style:style style:name="P4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9ded8" officeooo:paragraph-rsid="0009ded8"/>
    </style:style>
    <style:style style:name="P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1c91" officeooo:paragraph-rsid="00051c91" style:font-weight-asian="bold" style:font-weight-complex="bold"/>
    </style:style>
    <style:style style:name="P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1c91" officeooo:paragraph-rsid="000ebe8e" style:font-weight-asian="bold" style:font-weight-complex="bold"/>
    </style:style>
    <style:style style:name="P5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normal" officeooo:rsid="000ff3e8" officeooo:paragraph-rsid="000ff3e8" style:font-weight-asian="normal" style:font-weight-complex="normal"/>
    </style:style>
    <style:style style:name="P53" style:family="paragraph" style:parent-style-name="Table_20_Contents">
      <style:text-properties officeooo:rsid="0040b63f" officeooo:paragraph-rsid="0040b63f"/>
    </style:style>
    <style:style style:name="P54" style:family="paragraph" style:parent-style-name="Table_20_Contents">
      <style:text-properties officeooo:rsid="00564d39" officeooo:paragraph-rsid="00564d39"/>
    </style:style>
    <style:style style:name="P55" style:family="paragraph" style:parent-style-name="Table_20_Contents">
      <style:text-properties officeooo:rsid="00564d39" officeooo:paragraph-rsid="00589927"/>
    </style:style>
    <style:style style:name="P56" style:family="paragraph" style:parent-style-name="Table_20_Contents">
      <style:text-properties officeooo:rsid="00564d39" officeooo:paragraph-rsid="005bd35b"/>
    </style:style>
    <style:style style:name="P57" style:family="paragraph" style:parent-style-name="Table_20_Contents">
      <style:paragraph-properties fo:text-align="center" style:justify-single-word="false"/>
      <style:text-properties officeooo:rsid="0024bff8" officeooo:paragraph-rsid="0024bff8"/>
    </style:style>
    <style:style style:name="P58" style:family="paragraph" style:parent-style-name="Table_20_Contents">
      <style:paragraph-properties fo:text-align="center" style:justify-single-word="false"/>
      <style:text-properties officeooo:rsid="0024bff8" officeooo:paragraph-rsid="00589927"/>
    </style:style>
    <style:style style:name="P59" style:family="paragraph" style:parent-style-name="Table_20_Contents">
      <style:paragraph-properties fo:text-align="center" style:justify-single-word="false"/>
      <style:text-properties officeooo:rsid="0024bff8" officeooo:paragraph-rsid="005bd35b"/>
    </style:style>
    <style:style style:name="P60" style:family="paragraph" style:parent-style-name="Table_20_Contents">
      <style:text-properties officeooo:rsid="0040b9a0" officeooo:paragraph-rsid="0040b9a0"/>
    </style:style>
    <style:style style:name="P61" style:family="paragraph" style:parent-style-name="Table_20_Contents">
      <style:paragraph-properties fo:text-align="center" style:justify-single-word="false"/>
      <style:text-properties officeooo:rsid="00589927" officeooo:paragraph-rsid="00589927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59fa0e" officeooo:paragraph-rsid="0059fa0e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officeooo:rsid="005bc27f" officeooo:paragraph-rsid="005bc27f"/>
    </style:style>
    <style:style style:name="P64" style:family="paragraph" style:parent-style-name="Table_20_Contents">
      <style:paragraph-properties fo:text-align="center" style:justify-single-word="false"/>
      <style:text-properties officeooo:rsid="005bc27f" officeooo:paragraph-rsid="005bd35b"/>
    </style:style>
    <style:style style:name="P65" style:family="paragraph" style:parent-style-name="Table_20_Contents">
      <style:text-properties officeooo:rsid="005bd35b" officeooo:paragraph-rsid="005bd35b"/>
    </style:style>
    <style:style style:name="P66" style:family="paragraph" style:parent-style-name="Table_20_Contents">
      <style:text-properties officeooo:rsid="005cc222" officeooo:paragraph-rsid="005cc222"/>
    </style:style>
    <style:style style:name="P67" style:family="paragraph" style:parent-style-name="Table_20_Contents">
      <style:text-properties officeooo:rsid="005d977e" officeooo:paragraph-rsid="005d977e"/>
    </style:style>
    <style:style style:name="P68" style:family="paragraph" style:parent-style-name="Standard">
      <style:paragraph-properties fo:margin-top="0in" fo:margin-bottom="0.0201in" loext:contextual-spacing="false"/>
      <style:text-properties fo:font-weight="normal" officeooo:rsid="001ddc4d" officeooo:paragraph-rsid="001ddc4d" style:font-weight-asian="normal" style:font-weight-complex="normal"/>
    </style:style>
    <style:style style:name="P69" style:family="paragraph" style:parent-style-name="Standard" style:list-style-name="L1">
      <style:paragraph-properties fo:margin-top="0in" fo:margin-bottom="0.0201in" loext:contextual-spacing="false"/>
      <style:text-properties officeooo:rsid="001c618a" officeooo:paragraph-rsid="001c618a"/>
    </style:style>
    <style:style style:name="P70" style:family="paragraph" style:parent-style-name="Standard" style:list-style-name="L1">
      <style:paragraph-properties fo:margin-top="0in" fo:margin-bottom="0.0201in" loext:contextual-spacing="false"/>
      <style:text-properties officeooo:paragraph-rsid="001c618a"/>
    </style:style>
    <style:style style:name="P71" style:family="paragraph" style:parent-style-name="Standard" style:list-style-name="L1">
      <style:paragraph-properties fo:margin-top="0in" fo:margin-bottom="0.0201in" loext:contextual-spacing="false"/>
      <style:text-properties fo:font-style="normal" fo:font-weight="normal" officeooo:rsid="001c618a" officeooo:paragraph-rsid="001c618a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font-size="6pt" fo:font-weight="normal" officeooo:rsid="001eeae4" officeooo:paragraph-rsid="001eeae4" style:font-size-asian="5.25pt" style:font-weight-asian="normal" style:font-size-complex="6pt" style:font-weight-complex="normal"/>
    </style:style>
    <style:style style:name="P73" style:family="paragraph" style:parent-style-name="Standard" style:list-style-name="L2">
      <style:text-properties officeooo:rsid="001f8dd3" officeooo:paragraph-rsid="002ebb27"/>
    </style:style>
    <style:style style:name="P74" style:family="paragraph" style:parent-style-name="Standard" style:list-style-name="L2">
      <style:text-properties officeooo:rsid="001fee83" officeooo:paragraph-rsid="002ebb27"/>
    </style:style>
    <style:style style:name="P75" style:family="paragraph" style:parent-style-name="Standard" style:list-style-name="L2">
      <style:text-properties fo:font-style="normal" officeooo:rsid="001fee83" officeooo:paragraph-rsid="001fee83" style:font-style-asian="normal" style:font-style-complex="normal"/>
    </style:style>
    <style:style style:name="P76" style:family="paragraph" style:parent-style-name="Standard" style:list-style-name="L2">
      <style:text-properties fo:font-style="normal" officeooo:rsid="0021b969" officeooo:paragraph-rsid="002b140e" style:font-style-asian="normal" style:font-style-complex="normal"/>
    </style:style>
    <style:style style:name="P77" style:family="paragraph" style:parent-style-name="Standard" style:list-style-name="L6">
      <style:text-properties fo:font-style="normal" fo:font-weight="normal" officeooo:rsid="003ea321" officeooo:paragraph-rsid="003ea321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4446ce" officeooo:paragraph-rsid="004446ce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rsid="004446ce" officeooo:paragraph-rsid="0046ac56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4446ce" officeooo:paragraph-rsid="004d2e63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rsid="004446ce" officeooo:paragraph-rsid="004fb550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24bff8" officeooo:paragraph-rsid="0059fa0e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24bff8" officeooo:paragraph-rsid="005bc27f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40b9a0" officeooo:paragraph-rsid="005bd35b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5bd35b" officeooo:paragraph-rsid="005bd35b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5d977e" officeooo:paragraph-rsid="005d977e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font-style="normal" style:text-underline-style="none" fo:font-weight="bold" officeooo:rsid="0027ab94" officeooo:paragraph-rsid="00589927" style:font-style-asian="normal" style:font-weight-asian="bold" style:font-style-complex="normal" style:font-weight-complex="bold"/>
    </style:style>
    <style:style style:name="P88" style:family="paragraph" style:parent-style-name="Standard">
      <style:text-properties fo:font-style="normal" style:text-underline-style="solid" style:text-underline-width="auto" style:text-underline-color="font-color" fo:font-weight="bold" officeooo:rsid="00446ef1" officeooo:paragraph-rsid="00446ef1" style:font-style-asian="normal" style:font-weight-asian="bold" style:font-style-complex="normal" style:font-weight-complex="bold"/>
    </style:style>
    <style:style style:name="P89" style:family="paragraph" style:parent-style-name="Standard">
      <style:text-properties fo:font-style="normal" style:text-underline-style="solid" style:text-underline-width="auto" style:text-underline-color="font-color" fo:font-weight="bold" officeooo:rsid="00446ef1" officeooo:paragraph-rsid="0046ac56" style:font-style-asian="normal" style:font-weight-asian="bold" style:font-style-complex="normal" style:font-weight-complex="bold"/>
    </style:style>
    <style:style style:name="P90" style:family="paragraph" style:parent-style-name="Standard">
      <style:text-properties fo:font-style="normal" style:text-underline-style="solid" style:text-underline-width="auto" style:text-underline-color="font-color" fo:font-weight="bold" officeooo:rsid="00446ef1" officeooo:paragraph-rsid="004d2e63" style:font-style-asian="normal" style:font-weight-asian="bold" style:font-style-complex="normal" style:font-weight-complex="bold"/>
    </style:style>
    <style:style style:name="P91" style:family="paragraph" style:parent-style-name="Standard">
      <style:text-properties fo:font-style="normal" style:text-underline-style="solid" style:text-underline-width="auto" style:text-underline-color="font-color" fo:font-weight="bold" officeooo:rsid="00502631" officeooo:paragraph-rsid="00502631" style:font-style-asian="normal" style:font-weight-asian="bold" style:font-style-complex="normal" style:font-weight-complex="bold"/>
    </style:style>
    <style:style style:name="P92" style:family="paragraph" style:parent-style-name="Standard">
      <style:text-properties fo:font-style="normal" style:text-underline-style="solid" style:text-underline-width="auto" style:text-underline-color="font-color" fo:font-weight="bold" officeooo:rsid="0024bff8" officeooo:paragraph-rsid="0024bff8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style="normal" style:text-underline-style="solid" style:text-underline-width="auto" style:text-underline-color="font-color" fo:font-weight="bold" officeooo:rsid="0024bff8" officeooo:paragraph-rsid="00589927" style:font-style-asian="normal" style:font-weight-asian="bold" style:font-style-complex="normal" style:font-weight-complex="bold"/>
    </style:style>
    <style:style style:name="P94" style:family="paragraph" style:parent-style-name="Standard" style:list-style-name="L2">
      <style:text-properties officeooo:rsid="0021b969" officeooo:paragraph-rsid="002b140e"/>
    </style:style>
    <style:style style:name="P95" style:family="paragraph" style:parent-style-name="Standard" style:list-style-name="L2">
      <style:text-properties officeooo:rsid="0021b969" officeooo:paragraph-rsid="0021b969"/>
    </style:style>
    <style:style style:name="P96" style:family="paragraph" style:parent-style-name="Standard" style:list-style-name="L2">
      <style:text-properties fo:font-weight="normal" officeooo:rsid="0021b969" officeooo:paragraph-rsid="0021b969" style:font-weight-asian="normal" style:font-weight-complex="normal"/>
    </style:style>
    <style:style style:name="P97" style:family="paragraph" style:parent-style-name="Standard" style:list-style-name="L2">
      <style:text-properties fo:font-weight="normal" officeooo:rsid="00226bf2" officeooo:paragraph-rsid="00226bf2" style:font-weight-asian="normal" style:font-weight-complex="normal"/>
    </style:style>
    <style:style style:name="P98" style:family="paragraph" style:parent-style-name="Standard" style:list-style-name="L2">
      <style:text-properties fo:font-weight="normal" officeooo:rsid="0053c711" officeooo:paragraph-rsid="0053c711" style:font-weight-asian="normal" style:font-weight-complex="normal"/>
    </style:style>
    <style:style style:name="P99" style:family="paragraph" style:parent-style-name="Standard">
      <style:text-properties fo:font-weight="normal" officeooo:rsid="0029a50f" officeooo:paragraph-rsid="0027ab94" style:font-weight-asian="normal" style:font-weight-complex="normal"/>
    </style:style>
    <style:style style:name="P100" style:family="paragraph" style:parent-style-name="Standard">
      <style:text-properties fo:font-weight="normal" officeooo:rsid="0029a50f" officeooo:paragraph-rsid="002a31bf" style:font-weight-asian="normal" style:font-weight-complex="normal"/>
    </style:style>
    <style:style style:name="P101" style:family="paragraph" style:parent-style-name="Standard">
      <style:text-properties fo:font-weight="normal" officeooo:rsid="0029a50f" officeooo:paragraph-rsid="002ebb27" style:font-weight-asian="normal" style:font-weight-complex="normal"/>
    </style:style>
    <style:style style:name="P102" style:family="paragraph" style:parent-style-name="Standard">
      <style:text-properties fo:font-weight="normal" officeooo:rsid="0029a50f" officeooo:paragraph-rsid="003388a0" style:font-weight-asian="normal" style:font-weight-complex="normal"/>
    </style:style>
    <style:style style:name="P103" style:family="paragraph" style:parent-style-name="Standard" style:list-style-name="L4">
      <style:text-properties fo:font-weight="normal" officeooo:rsid="002b140e" officeooo:paragraph-rsid="002b140e" style:font-weight-asian="normal" style:font-weight-complex="normal"/>
    </style:style>
    <style:style style:name="P104" style:family="paragraph" style:parent-style-name="Standard" style:list-style-name="L4">
      <style:text-properties fo:font-weight="normal" officeooo:rsid="002c4115" officeooo:paragraph-rsid="002c4115" style:font-weight-asian="normal" style:font-weight-complex="normal"/>
    </style:style>
    <style:style style:name="P105" style:family="paragraph" style:parent-style-name="Standard" style:list-style-name="L4">
      <style:text-properties fo:font-weight="normal" officeooo:rsid="002c1fd9" officeooo:paragraph-rsid="002ebb27" style:font-weight-asian="normal" style:font-weight-complex="normal"/>
    </style:style>
    <style:style style:name="P106" style:family="paragraph" style:parent-style-name="Standard" style:list-style-name="L4">
      <style:text-properties fo:font-weight="normal" officeooo:rsid="002c1fd9" officeooo:paragraph-rsid="002c1fd9" style:font-weight-asian="normal" style:font-weight-complex="normal"/>
    </style:style>
    <style:style style:name="P107" style:family="paragraph" style:parent-style-name="Standard" style:list-style-name="L4">
      <style:text-properties fo:font-weight="normal" officeooo:rsid="002e01e8" officeooo:paragraph-rsid="002e01e8" style:font-weight-asian="normal" style:font-weight-complex="normal"/>
    </style:style>
    <style:style style:name="P108" style:family="paragraph" style:parent-style-name="Standard" style:list-style-name="L4">
      <style:text-properties fo:font-weight="normal" officeooo:rsid="002cc8b0" officeooo:paragraph-rsid="002cc8b0" style:font-weight-asian="normal" style:font-weight-complex="normal"/>
    </style:style>
    <style:style style:name="P109" style:family="paragraph" style:parent-style-name="Standard" style:list-style-name="L5">
      <style:text-properties fo:font-weight="normal" officeooo:rsid="002f02ec" officeooo:paragraph-rsid="002f02ec" style:font-weight-asian="normal" style:font-weight-complex="normal"/>
    </style:style>
    <style:style style:name="P110" style:family="paragraph" style:parent-style-name="Standard" style:list-style-name="L5">
      <style:text-properties fo:font-weight="normal" officeooo:rsid="0030afac" officeooo:paragraph-rsid="0030afac" style:font-weight-asian="normal" style:font-weight-complex="normal"/>
    </style:style>
    <style:style style:name="P111" style:family="paragraph" style:parent-style-name="Standard" style:list-style-name="L6">
      <style:text-properties fo:font-weight="normal" officeooo:rsid="003bfdc1" officeooo:paragraph-rsid="003bfdc1" style:font-weight-asian="normal" style:font-weight-complex="normal"/>
    </style:style>
    <style:style style:name="P112" style:family="paragraph" style:parent-style-name="Standard" style:list-style-name="L6">
      <style:text-properties fo:font-weight="normal" officeooo:rsid="003c8f54" officeooo:paragraph-rsid="003c8f54" style:font-weight-asian="normal" style:font-weight-complex="normal"/>
    </style:style>
    <style:style style:name="P113" style:family="paragraph" style:parent-style-name="Standard" style:list-style-name="L6">
      <style:text-properties fo:font-weight="normal" officeooo:rsid="003ce033" officeooo:paragraph-rsid="003ce033" style:font-weight-asian="normal" style:font-weight-complex="normal"/>
    </style:style>
    <style:style style:name="P114" style:family="paragraph" style:parent-style-name="Standard" style:list-style-name="L6">
      <style:text-properties fo:font-weight="normal" officeooo:rsid="003ea321" officeooo:paragraph-rsid="003ea321" style:font-weight-asian="normal" style:font-weight-complex="normal"/>
    </style:style>
    <style:style style:name="P115" style:family="paragraph" style:parent-style-name="Standard" style:list-style-name="L7">
      <style:text-properties fo:font-weight="normal" officeooo:rsid="00446ef1" officeooo:paragraph-rsid="00446ef1" style:font-weight-asian="normal" style:font-weight-complex="normal"/>
    </style:style>
    <style:style style:name="P116" style:family="paragraph" style:parent-style-name="Standard" style:list-style-name="L7">
      <style:text-properties fo:font-weight="normal" officeooo:rsid="00446ef1" officeooo:paragraph-rsid="0046ac56" style:font-weight-asian="normal" style:font-weight-complex="normal"/>
    </style:style>
    <style:style style:name="P117" style:family="paragraph" style:parent-style-name="Standard" style:list-style-name="L8">
      <style:text-properties fo:font-weight="normal" officeooo:rsid="00446ef1" officeooo:paragraph-rsid="004d2e63" style:font-weight-asian="normal" style:font-weight-complex="normal"/>
    </style:style>
    <style:style style:name="P118" style:family="paragraph" style:parent-style-name="Standard" style:list-style-name="L7">
      <style:text-properties fo:font-weight="normal" officeooo:rsid="00452baf" officeooo:paragraph-rsid="00452baf" style:font-weight-asian="normal" style:font-weight-complex="normal"/>
    </style:style>
    <style:style style:name="P119" style:family="paragraph" style:parent-style-name="Standard" style:list-style-name="L7">
      <style:text-properties fo:font-weight="normal" officeooo:rsid="00452baf" officeooo:paragraph-rsid="0046ac56" style:font-weight-asian="normal" style:font-weight-complex="normal"/>
    </style:style>
    <style:style style:name="P120" style:family="paragraph" style:parent-style-name="Standard" style:list-style-name="L8">
      <style:text-properties fo:font-weight="normal" officeooo:rsid="00452baf" officeooo:paragraph-rsid="004d2e63" style:font-weight-asian="normal" style:font-weight-complex="normal"/>
    </style:style>
    <style:style style:name="P121" style:family="paragraph" style:parent-style-name="Standard" style:list-style-name="L10">
      <style:text-properties fo:font-weight="normal" officeooo:rsid="0051fe3f" officeooo:paragraph-rsid="0051fe3f" style:font-weight-asian="normal" style:font-weight-complex="normal"/>
    </style:style>
    <style:style style:name="P122" style:family="paragraph" style:parent-style-name="Standard">
      <style:text-properties style:text-underline-style="solid" style:text-underline-width="auto" style:text-underline-color="font-color" fo:font-weight="bold" officeooo:rsid="00051c91" officeooo:paragraph-rsid="00051c91" style:font-weight-asian="bold" style:font-weight-complex="bold"/>
    </style:style>
    <style:style style:name="P123" style:family="paragraph" style:parent-style-name="Standard">
      <style:text-properties style:text-underline-style="solid" style:text-underline-width="auto" style:text-underline-color="font-color" fo:font-weight="bold" officeooo:rsid="001c618a" officeooo:paragraph-rsid="002ebb27" style:font-weight-asian="bold" style:font-weight-complex="bold"/>
    </style:style>
    <style:style style:name="P124" style:family="paragraph" style:parent-style-name="Standard">
      <style:text-properties style:text-underline-style="solid" style:text-underline-width="auto" style:text-underline-color="font-color" fo:font-weight="bold" officeooo:rsid="0001d899" officeooo:paragraph-rsid="005bd35b" style:font-weight-asian="bold" style:font-weight-complex="bold"/>
    </style:style>
    <style:style style:name="P125" style:family="paragraph" style:parent-style-name="Standard" style:list-style-name="L3">
      <style:text-properties officeooo:rsid="0029a50f" officeooo:paragraph-rsid="0029a50f"/>
    </style:style>
    <style:style style:name="P126" style:family="paragraph" style:parent-style-name="Standard" style:list-style-name="L3">
      <style:text-properties officeooo:rsid="0029a50f" officeooo:paragraph-rsid="002ebb27"/>
    </style:style>
    <style:style style:name="P127" style:family="paragraph" style:parent-style-name="Standard" style:list-style-name="L5">
      <style:text-properties officeooo:rsid="0029a50f" officeooo:paragraph-rsid="002f02ec"/>
    </style:style>
    <style:style style:name="P128" style:family="paragraph" style:parent-style-name="Standard" style:list-style-name="L3">
      <style:text-properties officeooo:rsid="0029f011" officeooo:paragraph-rsid="002ebb27"/>
    </style:style>
    <style:style style:name="P129" style:family="paragraph" style:parent-style-name="Standard" style:list-style-name="L3">
      <style:text-properties officeooo:rsid="002b140e" officeooo:paragraph-rsid="002b140e"/>
    </style:style>
    <style:style style:name="P130" style:family="paragraph" style:parent-style-name="Standard" style:list-style-name="L5">
      <style:text-properties officeooo:rsid="0030afac" officeooo:paragraph-rsid="0030afac"/>
    </style:style>
    <style:style style:name="P131" style:family="paragraph" style:parent-style-name="Standard" style:list-style-name="L9">
      <style:text-properties style:text-underline-style="none" fo:font-weight="normal" officeooo:rsid="00452baf" officeooo:paragraph-rsid="004d2e63" style:font-weight-asian="normal" style:font-weight-complex="normal"/>
    </style:style>
    <style:style style:name="P132" style:family="paragraph" style:parent-style-name="Standard">
      <style:text-properties fo:font-size="14pt" style:text-underline-style="solid" style:text-underline-width="auto" style:text-underline-color="font-color" fo:font-weight="bold" officeooo:rsid="00589927" officeooo:paragraph-rsid="00589927" style:font-size-asian="14pt" style:font-weight-asian="bold" style:font-size-complex="14pt" style:font-weight-complex="bold"/>
    </style:style>
    <style:style style:name="P133" style:family="paragraph" style:parent-style-name="Standard">
      <style:text-properties fo:font-size="14pt" style:text-underline-style="solid" style:text-underline-width="auto" style:text-underline-color="font-color" fo:font-weight="bold" officeooo:rsid="005f4677" officeooo:paragraph-rsid="005f4677" style:font-size-asian="14pt" style:font-weight-asian="bold" style:font-size-complex="14pt" style:font-weight-complex="bold"/>
    </style:style>
    <style:style style:name="P134" style:family="paragraph" style:parent-style-name="Standard">
      <style:text-properties fo:font-size="14pt" style:text-underline-style="none" fo:font-weight="normal" officeooo:rsid="005f4677" officeooo:paragraph-rsid="005f4677" style:font-size-asian="14pt" style:font-weight-asian="normal" style:font-size-complex="14pt" style:font-weight-complex="normal"/>
    </style:style>
    <style:style style:name="P135" style:family="paragraph" style:parent-style-name="Standard" style:list-style-name="L11">
      <style:text-properties fo:font-size="14pt" style:text-underline-style="none" fo:font-weight="normal" officeooo:rsid="005f4677" officeooo:paragraph-rsid="005f4677" style:font-size-asian="14pt" style:font-weight-asian="normal" style:font-size-complex="14pt" style:font-weight-complex="normal"/>
    </style:style>
    <style:style style:name="P136" style:family="paragraph" style:parent-style-name="Standard" style:list-style-name="L13">
      <style:text-properties fo:font-size="14pt" style:text-underline-style="none" fo:font-weight="normal" officeooo:rsid="005f4677" officeooo:paragraph-rsid="005f4677" style:font-size-asian="14pt" style:font-weight-asian="normal" style:font-size-complex="14pt" style:font-weight-complex="normal"/>
    </style:style>
    <style:style style:name="P137" style:family="paragraph" style:parent-style-name="Standard" style:list-style-name="L14">
      <style:text-properties fo:font-size="14pt" style:text-underline-style="none" fo:font-weight="normal" officeooo:rsid="005f4677" officeooo:paragraph-rsid="005f4677" style:font-size-asian="14pt" style:font-weight-asian="normal" style:font-size-complex="14pt" style:font-weight-complex="normal"/>
    </style:style>
    <style:style style:name="P138" style:family="paragraph" style:parent-style-name="Standard" style:list-style-name="L16">
      <style:text-properties fo:font-size="14pt" style:text-underline-style="none" fo:font-weight="normal" officeooo:rsid="006017f9" officeooo:paragraph-rsid="006017f9" style:font-size-asian="14pt" style:font-weight-asian="normal" style:font-size-complex="14pt" style:font-weight-complex="normal"/>
    </style:style>
    <style:style style:name="P139" style:family="paragraph" style:parent-style-name="Standard">
      <style:text-properties fo:font-size="14pt" style:text-underline-style="none" fo:font-weight="normal" officeooo:rsid="006017f9" officeooo:paragraph-rsid="006017f9" style:font-size-asian="14pt" style:font-weight-asian="normal" style:font-size-complex="14pt" style:font-weight-complex="normal"/>
    </style:style>
    <style:style style:name="P140" style:family="paragraph" style:parent-style-name="Standard" style:list-style-name="L17">
      <style:text-properties fo:font-size="14pt" style:text-underline-style="none" fo:font-weight="normal" officeooo:rsid="006017f9" officeooo:paragraph-rsid="006017f9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01d899" officeooo:paragraph-rsid="0001d899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589927" officeooo:paragraph-rsid="005bd35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404" style:font-weight-asian="normal" style:font-weight-complex="normal"/>
    </style:style>
    <style:style style:name="T4" style:family="text">
      <style:text-properties fo:font-weight="normal" officeooo:rsid="00296822" style:font-weight-asian="normal" style:font-weight-complex="normal"/>
    </style:style>
    <style:style style:name="T5" style:family="text">
      <style:text-properties fo:font-weight="normal" officeooo:rsid="0029a50f" style:font-weight-asian="normal" style:font-weight-complex="normal"/>
    </style:style>
    <style:style style:name="T6" style:family="text">
      <style:text-properties fo:font-weight="normal" officeooo:rsid="002a31bf" style:font-weight-asian="normal" style:font-weight-complex="normal"/>
    </style:style>
    <style:style style:name="T7" style:family="text">
      <style:text-properties fo:font-weight="normal" officeooo:rsid="002ebb27" style:font-weight-asian="normal" style:font-weight-complex="normal"/>
    </style:style>
    <style:style style:name="T8" style:family="text">
      <style:text-properties fo:font-weight="normal" officeooo:rsid="003388a0" style:font-weight-asian="normal" style:font-weight-complex="normal"/>
    </style:style>
    <style:style style:name="T9" style:family="text">
      <style:text-properties fo:font-weight="normal" officeooo:rsid="00351a99" style:font-weight-asian="normal" style:font-weight-complex="normal"/>
    </style:style>
    <style:style style:name="T10" style:family="text">
      <style:text-properties fo:font-weight="normal" officeooo:rsid="00370704" style:font-weight-asian="normal" style:font-weight-complex="normal"/>
    </style:style>
    <style:style style:name="T11" style:family="text">
      <style:text-properties fo:font-weight="normal" officeooo:rsid="0040b9a0" style:font-weight-asian="normal" style:font-weight-complex="normal"/>
    </style:style>
    <style:style style:name="T12" style:family="text">
      <style:text-properties fo:font-weight="normal" officeooo:rsid="00420e4a" style:font-weight-asian="normal" style:font-weight-complex="normal"/>
    </style:style>
    <style:style style:name="T13" style:family="text">
      <style:text-properties fo:font-weight="normal" officeooo:rsid="0042c25d" style:font-weight-asian="normal" style:font-weight-complex="normal"/>
    </style:style>
    <style:style style:name="T14" style:family="text">
      <style:text-properties fo:font-weight="normal" officeooo:rsid="0047fded" style:font-weight-asian="normal" style:font-weight-complex="normal"/>
    </style:style>
    <style:style style:name="T15" style:family="text">
      <style:text-properties fo:font-weight="normal" officeooo:rsid="004d2e63" style:font-weight-asian="normal" style:font-weight-complex="normal"/>
    </style:style>
    <style:style style:name="T16" style:family="text">
      <style:text-properties fo:font-weight="normal" officeooo:rsid="004fb550" style:font-weight-asian="normal" style:font-weight-complex="normal"/>
    </style:style>
    <style:style style:name="T17" style:family="text">
      <style:text-properties fo:font-weight="normal" officeooo:rsid="0050c084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c618a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c618a" style:font-style-asian="normal" style:font-style-complex="normal"/>
    </style:style>
    <style:style style:name="T23" style:family="text">
      <style:text-properties fo:font-style="normal" officeooo:rsid="002b140e" style:font-style-asian="normal" style:font-style-complex="normal"/>
    </style:style>
    <style:style style:name="T24" style:family="text">
      <style:text-properties fo:font-style="normal" officeooo:rsid="0032bd03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c618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d540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bb2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c618a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42c25d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a1fca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d2e63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4fb550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style:font-style-asian="normal" style:font-style-complex="normal"/>
    </style:style>
    <style:style style:name="T37" style:family="text">
      <style:text-properties fo:font-style="normal" style:text-underline-style="none" officeooo:rsid="0042c25d" style:font-style-asian="normal" style:font-style-complex="normal"/>
    </style:style>
    <style:style style:name="T38" style:family="text">
      <style:text-properties officeooo:rsid="0029a50f"/>
    </style:style>
    <style:style style:name="T39" style:family="text">
      <style:text-properties officeooo:rsid="002c4115"/>
    </style:style>
    <style:style style:name="T40" style:family="text">
      <style:text-properties officeooo:rsid="002ebb27"/>
    </style:style>
    <style:style style:name="T41" style:family="text">
      <style:text-properties officeooo:rsid="00323e10"/>
    </style:style>
    <style:style style:name="T42" style:family="text">
      <style:text-properties officeooo:rsid="003c8f54"/>
    </style:style>
    <style:style style:name="T43" style:family="text">
      <style:text-properties officeooo:rsid="00452baf"/>
    </style:style>
    <style:style style:name="T44" style:family="text">
      <style:text-properties officeooo:rsid="004a1fca"/>
    </style:style>
    <style:style style:name="T45" style:family="text">
      <style:text-properties officeooo:rsid="004a895b"/>
    </style:style>
    <style:style style:name="T46" style:family="text">
      <style:text-properties officeooo:rsid="004ade44"/>
    </style:style>
    <style:style style:name="T47" style:family="text">
      <style:text-properties officeooo:rsid="004d2e63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4ade44"/>
    </style:style>
    <style:style style:name="T50" style:family="text">
      <style:text-properties officeooo:rsid="005bd35b"/>
    </style:style>
    <style:style style:name="T51" style:family="text">
      <style:text-properties officeooo:rsid="005d977e"/>
    </style:style>
    <style:style style:name="T52" style:family="text">
      <style:text-properties officeooo:rsid="006017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39">Data Types</text:p>
      <text:p text:style-name="P39"/>
      <text:p text:style-name="P40"/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82">User</text:p>
          </table:table-cell>
          <table:covered-table-cell/>
          <table:table-cell table:style-name="Table1.C1" office:value-type="string">
            <text:p text:style-name="P57"/>
          </table:table-cell>
          <table:table-cell table:style-name="Table1.A1" table:number-columns-spanned="2" office:value-type="string">
            <text:p text:style-name="P62">Updates</text:p>
          </table:table-cell>
          <table:covered-table-cell/>
        </table:table-row>
        <table:table-row>
          <table:table-cell table:style-name="Table1.A2" office:value-type="string">
            <text:p text:style-name="P57">Attribute</text:p>
          </table:table-cell>
          <table:table-cell table:style-name="Table1.B2" office:value-type="string">
            <text:p text:style-name="P57">Data Type</text:p>
          </table:table-cell>
          <table:table-cell table:style-name="Table1.C2" office:value-type="string">
            <text:p text:style-name="P57"/>
          </table:table-cell>
          <table:table-cell table:style-name="Table1.A2" office:value-type="string">
            <text:p text:style-name="P61">Attribute</text:p>
          </table:table-cell>
          <table:table-cell table:style-name="Table1.B2" office:value-type="string">
            <text:p text:style-name="P61">Data Type</text:p>
          </table:table-cell>
        </table:table-row>
        <table:table-row>
          <table:table-cell table:style-name="Table1.A5" office:value-type="string">
            <text:p text:style-name="P53">Email</text:p>
          </table:table-cell>
          <table:table-cell table:style-name="Table1.B3" office:value-type="string">
            <text:p text:style-name="P54">string</text:p>
          </table:table-cell>
          <table:table-cell table:style-name="Table1.C3" office:value-type="string">
            <text:p text:style-name="P54"/>
          </table:table-cell>
          <table:table-cell table:style-name="Table1.D3" office:value-type="string">
            <text:p text:style-name="P54"/>
          </table:table-cell>
          <table:table-cell table:style-name="Table1.E3" office:value-type="string">
            <text:p text:style-name="P54"/>
          </table:table-cell>
        </table:table-row>
        <table:table-row>
          <table:table-cell table:style-name="Table1.A5" office:value-type="string">
            <text:p text:style-name="P53">Name</text:p>
          </table:table-cell>
          <table:table-cell table:style-name="Table1.B4" office:value-type="string">
            <text:p text:style-name="P54">string</text:p>
          </table:table-cell>
          <table:table-cell table:style-name="Table1.C4" office:value-type="string">
            <text:p text:style-name="P54"/>
          </table:table-cell>
          <table:table-cell table:style-name="Table1.D4" office:value-type="string">
            <text:p text:style-name="P54"/>
          </table:table-cell>
          <table:table-cell table:style-name="Table1.E4" office:value-type="string">
            <text:p text:style-name="P54"/>
          </table:table-cell>
        </table:table-row>
        <table:table-row>
          <table:table-cell table:style-name="Table1.A5" office:value-type="string">
            <text:p text:style-name="P53">4-Digit-Pin</text:p>
          </table:table-cell>
          <table:table-cell table:style-name="Table1.B5" office:value-type="string">
            <text:p text:style-name="P54">string</text:p>
          </table:table-cell>
          <table:table-cell table:style-name="Table1.C5" office:value-type="string">
            <text:p text:style-name="P54"/>
          </table:table-cell>
          <table:table-cell table:style-name="Table1.D5" office:value-type="string">
            <text:p text:style-name="P54"/>
          </table:table-cell>
          <table:table-cell table:style-name="Table1.E5" office:value-type="string">
            <text:p text:style-name="P54"/>
          </table:table-cell>
        </table:table-row>
        <table:table-row>
          <table:table-cell table:style-name="Table1.A6" office:value-type="string">
            <text:p text:style-name="P53">Follows</text:p>
          </table:table-cell>
          <table:table-cell table:style-name="Table1.B6" office:value-type="string">
            <text:p text:style-name="P54">list&lt;<text:span text:style-name="T50">Comment</text:span>&gt;</text:p>
          </table:table-cell>
          <table:table-cell table:style-name="Table1.C6" office:value-type="string">
            <text:p text:style-name="P54"/>
          </table:table-cell>
          <table:table-cell table:style-name="Table1.D6" office:value-type="string">
            <text:p text:style-name="P54"/>
          </table:table-cell>
          <table:table-cell table:style-name="Table1.E6" office:value-type="string">
            <text:p text:style-name="P54"/>
          </table:table-cell>
        </table:table-row>
      </table:table>
      <text:p text:style-name="P39"/>
      <text:p text:style-name="P9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columns-spanned="2" office:value-type="string">
            <text:p text:style-name="P83">Corkboard</text:p>
          </table:table-cell>
          <table:covered-table-cell/>
          <table:table-cell table:style-name="Table5.C1" office:value-type="string">
            <text:p text:style-name="P58"/>
          </table:table-cell>
          <table:table-cell table:style-name="Table5.A1" table:number-columns-spanned="2" office:value-type="string">
            <text:p text:style-name="P84">PushPin</text:p>
          </table:table-cell>
          <table:covered-table-cell/>
        </table:table-row>
        <table:table-row>
          <table:table-cell table:style-name="Table5.A2" office:value-type="string">
            <text:p text:style-name="P57">Attribute</text:p>
          </table:table-cell>
          <table:table-cell table:style-name="Table5.B2" office:value-type="string">
            <text:p text:style-name="P58">Data Type</text:p>
          </table:table-cell>
          <table:table-cell table:style-name="Table5.C2" office:value-type="string">
            <text:p text:style-name="P58"/>
          </table:table-cell>
          <table:table-cell table:style-name="Table5.A2" office:value-type="string">
            <text:p text:style-name="P64">Attribute</text:p>
          </table:table-cell>
          <table:table-cell table:style-name="Table5.B2" office:value-type="string">
            <text:p text:style-name="P64">Data Type</text:p>
          </table:table-cell>
        </table:table-row>
        <table:table-row>
          <table:table-cell table:style-name="Table5.A5" office:value-type="string">
            <text:p text:style-name="P60">Title</text:p>
          </table:table-cell>
          <table:table-cell table:style-name="Table5.B3" office:value-type="string">
            <text:p text:style-name="P55">string</text:p>
          </table:table-cell>
          <table:table-cell table:style-name="Table5.C3" office:value-type="string">
            <text:p text:style-name="P55"/>
          </table:table-cell>
          <table:table-cell table:style-name="Table5.D3" office:value-type="string">
            <text:p text:style-name="P66">Date/Time</text:p>
          </table:table-cell>
          <table:table-cell table:style-name="Table5.E3" office:value-type="string">
            <text:p text:style-name="P66">string</text:p>
          </table:table-cell>
        </table:table-row>
        <table:table-row>
          <table:table-cell table:style-name="Table5.A5" office:value-type="string">
            <text:p text:style-name="P60">Visibility</text:p>
          </table:table-cell>
          <table:table-cell table:style-name="Table5.B4" office:value-type="string">
            <text:p text:style-name="P65">boolean</text:p>
          </table:table-cell>
          <table:table-cell table:style-name="Table5.C4" office:value-type="string">
            <text:p text:style-name="P55"/>
          </table:table-cell>
          <table:table-cell table:style-name="Table5.D4" office:value-type="string">
            <text:p text:style-name="P66">Owner</text:p>
          </table:table-cell>
          <table:table-cell table:style-name="Table5.E4" office:value-type="string">
            <text:p text:style-name="P66">string</text:p>
          </table:table-cell>
        </table:table-row>
        <table:table-row>
          <table:table-cell table:style-name="Table5.A5" office:value-type="string">
            <text:p text:style-name="P60">Category</text:p>
          </table:table-cell>
          <table:table-cell table:style-name="Table5.B5" office:value-type="string">
            <text:p text:style-name="P55">string</text:p>
          </table:table-cell>
          <table:table-cell table:style-name="Table5.C5" office:value-type="string">
            <text:p text:style-name="P55"/>
          </table:table-cell>
          <table:table-cell table:style-name="Table5.D5" office:value-type="string">
            <text:p text:style-name="P66">URL</text:p>
          </table:table-cell>
          <table:table-cell table:style-name="Table5.E5" office:value-type="string">
            <text:p text:style-name="P66">string</text:p>
          </table:table-cell>
        </table:table-row>
        <table:table-row>
          <table:table-cell table:style-name="Table5.A6" office:value-type="string">
            <text:p text:style-name="P60">Owner</text:p>
          </table:table-cell>
          <table:table-cell table:style-name="Table5.B6" office:value-type="string">
            <text:p text:style-name="P65">User</text:p>
          </table:table-cell>
          <table:table-cell table:style-name="Table5.C9" office:value-type="string">
            <text:p text:style-name="P55"/>
          </table:table-cell>
          <table:table-cell table:style-name="Table5.D8" office:value-type="string">
            <text:p text:style-name="P66">Description</text:p>
          </table:table-cell>
          <table:table-cell table:style-name="Table5.E8" office:value-type="string">
            <text:p text:style-name="P66">string</text:p>
          </table:table-cell>
        </table:table-row>
        <table:table-row>
          <table:table-cell table:style-name="Table5.A7" office:value-type="string">
            <text:p text:style-name="P60"/>
          </table:table-cell>
          <table:table-cell table:style-name="Table5.B7" office:value-type="string">
            <text:p text:style-name="P65"/>
          </table:table-cell>
          <table:table-cell table:style-name="Table5.C9" office:value-type="string">
            <text:p text:style-name="P55"/>
          </table:table-cell>
          <table:table-cell table:style-name="Table5.D8" office:value-type="string">
            <text:p text:style-name="P66">Tags</text:p>
          </table:table-cell>
          <table:table-cell table:style-name="Table5.E8" office:value-type="string">
            <text:p text:style-name="P66">list&lt;string&gt;</text:p>
          </table:table-cell>
        </table:table-row>
        <table:table-row>
          <table:table-cell table:style-name="Table5.A8" office:value-type="string">
            <text:p text:style-name="P60"/>
          </table:table-cell>
          <table:table-cell table:style-name="Table5.B8" office:value-type="string">
            <text:p text:style-name="P65"/>
          </table:table-cell>
          <table:table-cell table:style-name="Table5.C9" office:value-type="string">
            <text:p text:style-name="P55"/>
          </table:table-cell>
          <table:table-cell table:style-name="Table5.D8" office:value-type="string">
            <text:p text:style-name="P66">Likes</text:p>
          </table:table-cell>
          <table:table-cell table:style-name="Table5.E8" office:value-type="string">
            <text:p text:style-name="P66">integer</text:p>
          </table:table-cell>
        </table:table-row>
        <table:table-row>
          <table:table-cell table:style-name="Table5.A9" office:value-type="string">
            <text:p text:style-name="P60"/>
          </table:table-cell>
          <table:table-cell table:style-name="Table5.B9" office:value-type="string">
            <text:p text:style-name="P65"/>
          </table:table-cell>
          <table:table-cell table:style-name="Table5.C9" office:value-type="string">
            <text:p text:style-name="P55"/>
          </table:table-cell>
          <table:table-cell table:style-name="Table5.D9" office:value-type="string">
            <text:p text:style-name="P66">Comments</text:p>
          </table:table-cell>
          <table:table-cell table:style-name="Table5.E9" office:value-type="string">
            <text:p text:style-name="P66">list&lt;Comments&gt;</text:p>
          </table:table-cell>
        </table:table-row>
      </table:table>
      <text:p text:style-name="P87"/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5">Comment</text:p>
          </table:table-cell>
          <table:covered-table-cell/>
          <table:table-cell table:style-name="Table2.C1" office:value-type="string">
            <text:p text:style-name="P59"/>
          </table:table-cell>
          <table:table-cell table:style-name="Table2.A1" table:number-columns-spanned="2" office:value-type="string">
            <text:p text:style-name="P86">Like</text:p>
          </table:table-cell>
          <table:covered-table-cell/>
        </table:table-row>
        <table:table-row>
          <table:table-cell table:style-name="Table2.A2" office:value-type="string">
            <text:p text:style-name="P63">Attribute</text:p>
          </table:table-cell>
          <table:table-cell table:style-name="Table2.B2" office:value-type="string">
            <text:p text:style-name="P63">Data Type</text:p>
          </table:table-cell>
          <table:table-cell table:style-name="Table2.C2" office:value-type="string">
            <text:p text:style-name="P59"/>
          </table:table-cell>
          <table:table-cell table:style-name="Table2.A2" office:value-type="string">
            <text:p text:style-name="P64">Attribute</text:p>
          </table:table-cell>
          <table:table-cell table:style-name="Table2.B2" office:value-type="string">
            <text:p text:style-name="P64">Data Type</text:p>
          </table:table-cell>
        </table:table-row>
        <table:table-row>
          <table:table-cell table:style-name="Table2.A5" office:value-type="string">
            <text:p text:style-name="P65">Date/Time</text:p>
          </table:table-cell>
          <table:table-cell table:style-name="Table2.B3" office:value-type="string">
            <text:p text:style-name="P65">string</text:p>
          </table:table-cell>
          <table:table-cell table:style-name="Table2.C3" office:value-type="string">
            <text:p text:style-name="P56"/>
          </table:table-cell>
          <table:table-cell table:style-name="Table2.D3" office:value-type="string">
            <text:p text:style-name="P67">User</text:p>
          </table:table-cell>
          <table:table-cell table:style-name="Table2.E3" office:value-type="string">
            <text:p text:style-name="P66"><text:span text:style-name="T51">User</text:span></text:p>
          </table:table-cell>
        </table:table-row>
        <table:table-row>
          <table:table-cell table:style-name="Table2.A5" office:value-type="string">
            <text:p text:style-name="P65">Text</text:p>
          </table:table-cell>
          <table:table-cell table:style-name="Table2.B4" office:value-type="string">
            <text:p text:style-name="P65">string</text:p>
          </table:table-cell>
          <table:table-cell table:style-name="Table2.C4" office:value-type="string">
            <text:p text:style-name="P56"/>
          </table:table-cell>
          <table:table-cell table:style-name="Table2.D4" office:value-type="string">
            <text:p text:style-name="P67">PushPin</text:p>
          </table:table-cell>
          <table:table-cell table:style-name="Table2.E4" office:value-type="string">
            <text:p text:style-name="P67">PushPin</text:p>
          </table:table-cell>
        </table:table-row>
        <table:table-row>
          <table:table-cell table:style-name="Table2.A5" office:value-type="string">
            <text:p text:style-name="P66">User</text:p>
          </table:table-cell>
          <table:table-cell table:style-name="Table2.B5" office:value-type="string">
            <text:p text:style-name="P66">User</text:p>
          </table:table-cell>
          <table:table-cell table:style-name="Table2.C5" office:value-type="string">
            <text:p text:style-name="P56"/>
          </table:table-cell>
          <table:table-cell table:style-name="Table2.D5" office:value-type="string">
            <text:p text:style-name="P66"/>
          </table:table-cell>
          <table:table-cell table:style-name="Table2.E5" office:value-type="string">
            <text:p text:style-name="P66"/>
          </table:table-cell>
        </table:table-row>
      </table:table>
      <text:p text:style-name="P142">Business Logic &amp; Constraints</text:p>
      <text:p text:style-name="P132"/>
      <text:p text:style-name="P133">User</text:p>
      <text:p text:style-name="P134"/>
      <text:list xml:id="list123129975" text:style-name="L11">
        <text:list-item>
          <text:p text:style-name="P135">A user can only follow a corkboard that they do not own</text:p>
        </text:list-item>
        <text:list-item>
          <text:p text:style-name="P135">A user cannot like their own PushPins</text:p>
        </text:list-item>
        <text:list-item>
          <text:p text:style-name="P135">A user can only view private corkboards with a password</text:p>
        </text:list-item>
        <text:list-item>
          <text:p text:style-name="P135">No user can watch a private corkboard</text:p>
        </text:list-item>
        <text:list-item>
          <text:p text:style-name="P135">Must have a 4 digit pin</text:p>
        </text:list-item>
        <text:list-item>
          <text:p text:style-name="P135">Must have an email address</text:p>
        </text:list-item>
      </text:list>
      <text:p text:style-name="P134"/>
      <text:p text:style-name="P133">Corkboards</text:p>
      <text:p text:style-name="P133"/>
      <text:list xml:id="list3115210163" text:style-name="L13">
        <text:list-item>
          <text:p text:style-name="P136">A corkboard title cannot be null</text:p>
        </text:list-item>
        <text:list-item>
          <text:p text:style-name="P136">A corkboard visibility cannot be null</text:p>
        </text:list-item>
        <text:list-item>
          <text:p text:style-name="P136">A corkboard category cannot be null</text:p>
        </text:list-item>
        <text:list-item>
          <text:p text:style-name="P136">A corkboard password cannot be null</text:p>
        </text:list-item>
        <text:list-item>
          <text:p text:style-name="P136">A corkboard is only updated when a new PushPin is added</text:p>
        </text:list-item>
        <text:list-item>
          <text:p text:style-name="P136">A corkboard cannot switch between public and private access</text:p>
        </text:list-item>
        <text:list-item>
          <text:p text:style-name="P136">A corkboard cannot be deleted</text:p>
        </text:list-item>
      </text:list>
      <text:p text:style-name="P133"/>
      <text:p text:style-name="P133">Login</text:p>
      <text:p text:style-name="P133"/>
      <text:list xml:id="list1480232910" text:style-name="L16">
        <text:list-item>
          <text:p text:style-name="P138">A user must enter an email address and a 4 digit pin</text:p>
        </text:list-item>
      </text:list>
      <text:p text:style-name="P139"/>
      <text:p text:style-name="P133">Pushpins</text:p>
      <text:p text:style-name="P133"/>
      <text:list xml:id="list2858026461" text:style-name="L14">
        <text:list-item>
          <text:p text:style-name="P137">The URL for a PushPin cannot be null</text:p>
        </text:list-item>
        <text:list-item>
          <text:p text:style-name="P137">The Description for a PushPin cannot be null</text:p>
        </text:list-item>
        <text:list-item>
          <text:p text:style-name="P137">A PushPin comment cannot be deleted</text:p>
        </text:list-item>
        <text:list-item>
          <text:p text:style-name="P137">A PushPin on a private corkboard will never appear on anyone’s search result</text:p>
        </text:list-item>
      </text:list>
      <text:p text:style-name="P134"/>
      <text:p text:style-name="P133">Tags</text:p>
      <text:p text:style-name="P133"/>
      <text:list xml:id="list4272400589" text:style-name="L17">
        <text:list-item>
          <text:p text:style-name="P140">Tags can contain all characters except commas</text:p>
        </text:list-item>
      </text:list>
      <text:p text:style-name="P133"/>
      <text:p text:style-name="P141">Task Composition</text:p>
      <text:p text:style-name="P2"/>
      <text:p text:style-name="P30">Log In</text:p>
      <text:p text:style-name="P4"/>
      <text:p text:style-name="P45">Lock Types: <text:span text:style-name="T2">Read on USER</text:span></text:p>
      <text:p text:style-name="P45">Frequency: <text:span text:style-name="T2">low</text:span></text:p>
      <text:p text:style-name="P45">Consistency: <text:span text:style-name="T2">non-critical</text:span></text:p>
      <text:p text:style-name="P46">Schema: <text:span text:style-name="T2">Single</text:span></text:p>
      <text:p text:style-name="P68"/>
      <text:p text:style-name="P45">Abstract Code</text:p>
      <text:list xml:id="list405147285" text:style-name="L1">
        <text:list-item>
          <text:p text:style-name="P69">User enters <text:span text:style-name="T18">email </text:span><text:span text:style-name="T21">and </text:span><text:span text:style-name="T18">pin</text:span></text:p>
        </text:list-item>
        <text:list-item>
          <text:p text:style-name="P70"><text:span text:style-name="T22">User clicks &lt;</text:span><text:span text:style-name="T30">Login&gt; </text:span><text:span text:style-name="T26">button:</text:span></text:p>
          <text:list>
            <text:list-item>
              <text:p text:style-name="P71">if form is validated, then:</text:p>
              <text:list>
                <text:list-item>
                  <text:p text:style-name="P70"><text:span text:style-name="T26">if </text:span><text:span text:style-name="T20">email </text:span><text:span text:style-name="T26">does not have a known record, login page is redisplayed with an error message</text:span></text:p>
                </text:list-item>
                <text:list-item>
                  <text:p text:style-name="P69"><text:span text:style-name="T25">else if </text:span><text:span text:style-name="T19">email</text:span><text:span text:style-name="T25"> is found, and </text:span><text:span text:style-name="T19">pin</text:span><text:span text:style-name="T25"> does not match, then login page is redisplayed with error message</text:span></text:p>
                </text:list-item>
                <text:list-item>
                  <text:p text:style-name="P71">Else create a session with the login information and proceed to Home Screen</text:p>
                </text:list-item>
              </text:list>
            </text:list-item>
            <text:list-item>
              <text:p text:style-name="P69"><text:span text:style-name="T25">Else show an error message indicating the form </text:span><text:span text:style-name="T27">was not validated</text:span></text:p>
            </text:list-item>
          </text:list>
        </text:list-item>
      </text:list>
      <text:p text:style-name="P47"/>
      <text:p text:style-name="P41"/>
      <text:p text:style-name="P31">View Home Page</text:p>
      <text:p text:style-name="P42"/>
      <text:p text:style-name="P6">Lock Types: <text:span text:style-name="T2">Read on USER, </text:span><text:span text:style-name="T3">PERSONAL, UPDATES, CORKBOARDS</text:span></text:p>
      <text:p text:style-name="P6">Frequency: <text:span text:style-name="T3">High</text:span></text:p>
      <text:p text:style-name="P9">Consistency: <text:span text:style-name="T7">USER</text:span><text:span text:style-name="T3"> must be looked up first to retrieve the additional locks</text:span></text:p>
      <text:p text:style-name="P15">Enabling Conditions: <text:span text:style-name="T2">Must be successfully logged in</text:span></text:p>
      <text:p text:style-name="P16">Schema: <text:span text:style-name="T2">Multiple</text:span></text:p>
      <text:p text:style-name="P21">Subtasks: <text:span text:style-name="T2">Personal, Updates and Corkboards after a successful user lookup</text:span></text:p>
      <text:p text:style-name="P72"/>
      <text:p text:style-name="P6">Abstract Code</text:p>
      <text:list xml:id="list3931094062" text:style-name="L2">
        <text:list-item>
          <text:p text:style-name="P73">Find the current <text:span text:style-name="T7">USER</text:span> using the <text:span text:style-name="T18">email</text:span></text:p>
        </text:list-item>
        <text:list-item>
          <text:p text:style-name="P73"><text:span text:style-name="T21">Find the Corkboards followed by the <text:s/></text:span><text:span text:style-name="T28">USER</text:span></text:p>
        </text:list-item>
        <text:list-item>
          <text:p text:style-name="P74"><text:span text:style-name="T21">Find users followed by <text:s/></text:span><text:span text:style-name="T28">USER</text:span></text:p>
        </text:list-item>
        <text:list-item>
          <text:p text:style-name="P74"><text:span text:style-name="T21">Display the </text:span><text:span text:style-name="T28">USERs</text:span><text:span text:style-name="T21"> username</text:span></text:p>
        </text:list-item>
        <text:list-item>
          <text:p text:style-name="P74"><text:span text:style-name="T21">Find each update to boards that are owned or watched my </text:span><text:span text:style-name="T28">USER</text:span><text:span text:style-name="T21">, or owned by a user followed by <text:s/></text:span><text:span text:style-name="T28">USER</text:span></text:p>
          <text:list>
            <text:list-item>
              <text:p text:style-name="P75">Sort updates and display the 4 newest updates</text:p>
            </text:list-item>
            <text:list-item>
              <text:p text:style-name="P75">If no updates</text:p>
              <text:list>
                <text:list-item>
                  <text:p text:style-name="P75">Display message “No Updates”</text:p>
                </text:list-item>
              </text:list>
            </text:list-item>
          </text:list>
        </text:list-item>
        <text:list-item>
          <text:p text:style-name="P74"><text:span text:style-name="T21">Display all Corkboards Sorted alphabetically that are owned by <text:s/></text:span><text:span text:style-name="T28">USER</text:span></text:p>
        </text:list-item>
        <text:list-item>
          <text:p text:style-name="P76">While no buttons are pushed, do nothing</text:p>
        </text:list-item>
        <text:list-item>
          <text:p text:style-name="P94"><text:span text:style-name="T23">When a button is push, then do</text:span><text:span text:style-name="T21">:</text:span></text:p>
          <text:list>
            <text:list-item>
              <text:p text:style-name="P95"><text:span text:style-name="T21">if POPULAR_TAGS, </text:span><text:span text:style-name="T29">View Popular Tags</text:span></text:p>
            </text:list-item>
            <text:list-item>
              <text:p text:style-name="P95"><text:span text:style-name="T25">if ADD_CORKBOARD, </text:span><text:span text:style-name="T29">Add Corkboard</text:span></text:p>
            </text:list-item>
            <text:list-item>
              <text:p text:style-name="P96"><text:span text:style-name="T21">if PUSHPIN_SEARCH, </text:span><text:span text:style-name="T29">Search PushPins</text:span></text:p>
            </text:list-item>
            <text:list-item>
              <text:p text:style-name="P97"><text:span text:style-name="T21">if CORKBOARD_UPDATE, </text:span><text:span text:style-name="T24">Write to Corkboard,</text:span><text:span text:style-name="T21"> </text:span><text:span text:style-name="T29">View Corkboard</text:span></text:p>
            </text:list-item>
            <text:list-item>
              <text:p text:style-name="P97"><text:span text:style-name="T21">if MY_CORKBOARD, </text:span><text:span text:style-name="T29">View Corkboard</text:span></text:p>
            </text:list-item>
            <text:list-item>
              <text:p text:style-name="P98"><text:span text:style-name="T21">if CORKBOARD STATS, </text:span><text:span text:style-name="T29">View Stats</text:span></text:p>
            </text:list-item>
            <text:list-item>
              <text:p text:style-name="P98">if POPULAR_SITES, <text:span text:style-name="T1">View Popular Sites</text:span></text:p>
            </text:list-item>
          </text:list>
        </text:list-item>
      </text:list>
      <text:p text:style-name="P48"/>
      <text:p text:style-name="P31"><text:soft-page-break/>Add Corkboard</text:p>
      <text:p text:style-name="P31"/>
      <text:p text:style-name="P9">Lock Types: <text:span text:style-name="T4">Write to </text:span><text:span text:style-name="T7">USER</text:span><text:span text:style-name="T4"> </text:span><text:span text:style-name="T5">corkboards</text:span></text:p>
      <text:p text:style-name="P7">Frequency: <text:span text:style-name="T4">Low</text:span></text:p>
      <text:p text:style-name="P7">Consistency: <text:span text:style-name="T4">non-critical</text:span></text:p>
      <text:p text:style-name="P17">Schema: <text:span text:style-name="T4">Single</text:span></text:p>
      <text:p text:style-name="P22">Subtask<text:span text:style-name="T38">s: </text:span><text:span text:style-name="T5">none</text:span></text:p>
      <text:p text:style-name="P99"/>
      <text:p text:style-name="P33">Abstract Code</text:p>
      <text:list xml:id="list381719481" text:style-name="L3">
        <text:list-item>
          <text:p text:style-name="P125">Display window with input forms and a dropdown containing Corkboard Categories alphabetically</text:p>
        </text:list-item>
        <text:list-item>
          <text:p text:style-name="P126">if <text:span text:style-name="T7">USER</text:span> selects Private</text:p>
          <text:list>
            <text:list-item>
              <text:p text:style-name="P126"><text:span text:style-name="T7">USER</text:span> must enter password</text:p>
            </text:list-item>
          </text:list>
        </text:list-item>
        <text:list-item>
          <text:p text:style-name="P126"><text:span text:style-name="T7">USER</text:span> click Add</text:p>
        </text:list-item>
        <text:list-item>
          <text:p text:style-name="P128">Write to <text:span text:style-name="T7">USER</text:span> the new corkboard</text:p>
        </text:list-item>
        <text:list-item>
          <text:p text:style-name="P129">While no buttons are pushed, do nothing</text:p>
        </text:list-item>
        <text:list-item>
          <text:p text:style-name="P129">If a button is pushed , then do:</text:p>
          <text:list>
            <text:list-item>
              <text:p text:style-name="P129">if ADD, <text:span text:style-name="T41">Write to Corkboard, </text:span><text:s/><text:span text:style-name="T1">View Corkboard</text:span></text:p>
            </text:list-item>
          </text:list>
        </text:list-item>
      </text:list>
      <text:p text:style-name="P49"/>
      <text:p text:style-name="P37"/>
      <text:p text:style-name="P32">View Corkboard</text:p>
      <text:p text:style-name="P32"/>
      <text:p text:style-name="P8">Lock Types: <text:span text:style-name="T6">Read</text:span><text:span text:style-name="T4"> to </text:span><text:span text:style-name="T6">C</text:span><text:span text:style-name="T5">orkboard </text:span><text:span text:style-name="T6">for Owneraship, Category, and Images; Write for selecting Followed</text:span></text:p>
      <text:p text:style-name="P8">Frequency: <text:span text:style-name="T4">Low</text:span></text:p>
      <text:p text:style-name="P8">Consistency: <text:span text:style-name="T4">non-critical</text:span></text:p>
      <text:p text:style-name="P18">Schema: <text:span text:style-name="T4">Single</text:span></text:p>
      <text:p text:style-name="P23">Subtask<text:span text:style-name="T38">s: </text:span><text:span text:style-name="T5">none</text:span></text:p>
      <text:p text:style-name="P100"/>
      <text:p text:style-name="P34">Abstract Code</text:p>
      <text:list xml:id="list2364492809" text:style-name="L4">
        <text:list-item>
          <text:p text:style-name="P103">Find the OWNER, CATEGORY, and IMAGES of the CORKBOARD</text:p>
        </text:list-item>
        <text:list-item>
          <text:p text:style-name="P104">Display OWNER, CATEGORY, and IMAGES</text:p>
        </text:list-item>
        <text:list-item>
          <text:p text:style-name="P103">If OWNER is current <text:span text:style-name="T40">USER</text:span>, Enable ‘Add PushPin’ button</text:p>
        </text:list-item>
        <text:list-item>
          <text:p text:style-name="P105">If current <text:span text:style-name="T40">USER</text:span> is not OWNER, <text:span text:style-name="T39">display</text:span> ‘follow’ button</text:p>
        </text:list-item>
        <text:list-item>
          <text:p text:style-name="P105">If current <text:span text:style-name="T40">USER</text:span> is not OWNER and CORKBOARD is public, <text:span text:style-name="T39">display</text:span> ‘watch’ button</text:p>
        </text:list-item>
        <text:list-item>
          <text:p text:style-name="P107">Display number of watchers</text:p>
        </text:list-item>
        <text:list-item>
          <text:p text:style-name="P106">While no buttons are pushed, do nothing</text:p>
        </text:list-item>
        <text:list-item>
          <text:p text:style-name="P106">If a button is pushed, then do:</text:p>
          <text:list>
            <text:list-item>
              <text:p text:style-name="P106">if FOLLOW, <text:span text:style-name="T41">Write to USER, </text:span><text:span text:style-name="T1">View Corkboard</text:span></text:p>
            </text:list-item>
            <text:list-item>
              <text:p text:style-name="P106">if ADD_PUSHPIN, <text:span text:style-name="T41">Write to Corkboard, </text:span><text:span text:style-name="T1">Add Pushpin to Corkboard</text:span></text:p>
            </text:list-item>
            <text:list-item>
              <text:p text:style-name="P106">if WATCH, <text:span text:style-name="T41">Write to USER, </text:span><text:span text:style-name="T1">View Corkboard</text:span></text:p>
            </text:list-item>
            <text:list-item>
              <text:p text:style-name="P108">if &lt;image&gt;, <text:span text:style-name="T1">View PushPin</text:span></text:p>
            </text:list-item>
          </text:list>
        </text:list-item>
      </text:list>
      <text:p text:style-name="P50"/>
      <text:p text:style-name="P3"/>
      <text:p text:style-name="P44"/>
      <text:p text:style-name="P31">Add PushPin to CorkBoard</text:p>
      <text:p text:style-name="P31"/>
      <text:p text:style-name="P9">Lock Types: <text:span text:style-name="T7">None</text:span></text:p>
      <text:p text:style-name="P9">Frequency: <text:span text:style-name="T4">Low</text:span></text:p>
      <text:p text:style-name="P9">Consistency: <text:span text:style-name="T4">non-critical</text:span></text:p>
      <text:p text:style-name="P25">Enabling Condition: <text:span text:style-name="T2">USER must own</text:span></text:p>
      <text:p text:style-name="P19">Schema: <text:span text:style-name="T4">Single</text:span></text:p>
      <text:p text:style-name="P24">Subtask<text:span text:style-name="T38">s: </text:span><text:span text:style-name="T5">none</text:span></text:p>
      <text:p text:style-name="P101"/>
      <text:p text:style-name="P123">Abstract Code</text:p>
      <text:list xml:id="list3743461673" text:style-name="L5">
        <text:list-item>
          <text:p text:style-name="P127">Display window with input forms</text:p>
        </text:list-item>
        <text:list-item>
          <text:p text:style-name="P109">Display CATEGORY</text:p>
        </text:list-item>
        <text:list-item>
          <text:p text:style-name="P110">While no buttons are pushed, do nothing</text:p>
        </text:list-item>
        <text:list-item>
          <text:p text:style-name="P110">If a button is pushed, then do:</text:p>
          <text:list>
            <text:list-item>
              <text:p text:style-name="P130"><text:span text:style-name="T2">if ADD, Validate Form, Write to Corkboard, </text:span><text:span text:style-name="T1">View Corkboard</text:span></text:p>
            </text:list-item>
          </text:list>
        </text:list-item>
      </text:list>
      <text:p text:style-name="P50"/>
      <text:p text:style-name="P3"/>
      <text:p text:style-name="P31">View PushPins</text:p>
      <text:p text:style-name="P31"/>
      <text:p text:style-name="P10">Lock Types: <text:span text:style-name="T8">Read OWNER of pin; Read DATE and TIME of initial pin on board; Read COMMENTS, LIKES, TAGS of pin</text:span></text:p>
      <text:p text:style-name="P10">Frequency: <text:span text:style-name="T9">High</text:span></text:p>
      <text:p text:style-name="P10">Consistency: <text:span text:style-name="T10">non-critical</text:span></text:p>
      <text:p text:style-name="P20">Schema: <text:span text:style-name="T4">Single</text:span></text:p>
      <text:p text:style-name="P102"/>
      <text:p text:style-name="P35">Abstract Code</text:p>
      <text:list xml:id="list2801804141" text:style-name="L6">
        <text:list-item>
          <text:p text:style-name="P111">Find OWNER of PushPin</text:p>
        </text:list-item>
        <text:list-item>
          <text:p text:style-name="P111">Display OWNER</text:p>
        </text:list-item>
        <text:list-item>
          <text:p text:style-name="P111">Find DATE and TIME of Pin</text:p>
        </text:list-item>
        <text:list-item>
          <text:p text:style-name="P111">Display DATE and TIME of Pin</text:p>
        </text:list-item>
        <text:list-item>
          <text:p text:style-name="P111">Find CATEGORY of Pin</text:p>
        </text:list-item>
        <text:list-item>
          <text:p text:style-name="P111">Display CATEGORY</text:p>
        </text:list-item>
        <text:list-item>
          <text:p text:style-name="P111">Find COMMENTS and LIKES</text:p>
        </text:list-item>
        <text:list-item>
          <text:p text:style-name="P111">Display LIKES</text:p>
        </text:list-item>
        <text:list-item>
          <text:p text:style-name="P111">Display COMMENTS sorted by date/time</text:p>
        </text:list-item>
        <text:list-item>
          <text:p text:style-name="P111">Find TAGS of Pin</text:p>
        </text:list-item>
        <text:list-item>
          <text:p text:style-name="P111">Display TAGS sorted alphabetically</text:p>
        </text:list-item>
        <text:list-item>
          <text:p text:style-name="P111">While no buttons are pushed, do nothing</text:p>
        </text:list-item>
        <text:list-item>
          <text:p text:style-name="P111">If a button <text:span text:style-name="T42">is pushed, then do:</text:span></text:p>
          <text:list>
            <text:list-item>
              <text:p text:style-name="P112">if <text:s/>FOLLOW, Write to USER, <text:span text:style-name="T1">View PushPin</text:span></text:p>
            </text:list-item>
            <text:list-item>
              <text:p text:style-name="P112">if <text:span text:style-name="T18">&lt;hyperlinked Category&gt;</text:span><text:span text:style-name="T21">, </text:span><text:span text:style-name="T29">View Corkboard</text:span></text:p>
            </text:list-item>
            <text:list-item>
              <text:p text:style-name="P112"><text:span text:style-name="T21">if &lt;</text:span><text:span text:style-name="T18">image&gt;</text:span><text:span text:style-name="T21">, GOTO Hyperlinked Site</text:span></text:p>
            </text:list-item>
            <text:list-item>
              <text:p text:style-name="P113"><text:span text:style-name="T21">if POST_COMMENT, Write to PushPin, </text:span><text:span text:style-name="T29">View PushPin</text:span></text:p>
            </text:list-item>
            <text:list-item>
              <text:p text:style-name="P114"><text:span text:style-name="T21">if THUMBS_UP, Write to PushPin, </text:span><text:span text:style-name="T29">View PushPin</text:span></text:p>
              <text:p text:style-name="P77"/>
            </text:list-item>
          </text:list>
        </text:list-item>
      </text:list>
      <text:p text:style-name="P50"/>
      <text:p text:style-name="P3"/>
      <text:p text:style-name="P31"/>
      <text:p text:style-name="P43">Search PushPins</text:p>
      <text:p text:style-name="P31"/>
      <text:p text:style-name="P11">Lock Types: <text:span text:style-name="T11">Read PUS</text:span><text:span text:style-name="T13">HPINS</text:span></text:p>
      <text:p text:style-name="P11">Frequency: <text:span text:style-name="T12">Lo</text:span><text:span text:style-name="T13">w</text:span></text:p>
      <text:p text:style-name="P11">Consistency: <text:span text:style-name="T13">Lookup PushPins before looking up other attributes. Otherwise NUL</text:span><text:span text:style-name="T32">L</text:span></text:p>
      <text:p text:style-name="P26"><text:span text:style-name="T37">S</text:span><text:span text:style-name="T36">chema: </text:span><text:span text:style-name="T31">Single</text:span></text:p>
      <text:p text:style-name="P78"/>
      <text:p text:style-name="P88">Abstract Code</text:p>
      <text:list xml:id="list641209621" text:style-name="L7">
        <text:list-item>
          <text:p text:style-name="P115">Find related PushPins</text:p>
        </text:list-item>
        <text:list-item>
          <text:p text:style-name="P115">For Each PushPin in related PushPins:</text:p>
          <text:list>
            <text:list-item>
              <text:p text:style-name="P115">Find OWNER, and CORKBOARD the Pin is on</text:p>
            </text:list-item>
            <text:list-item>
              <text:p text:style-name="P115">If CORKBOARD is public</text:p>
              <text:list>
                <text:list-item>
                  <text:p text:style-name="P115">Display <text:span text:style-name="T43">alphabetically </text:span>PUSHPIN{hyperlink}, CORKBOARD, OWNER</text:p>
                </text:list-item>
              </text:list>
            </text:list-item>
          </text:list>
        </text:list-item>
        <text:list-item>
          <text:p text:style-name="P118">While not button is pushed, do nothing</text:p>
        </text:list-item>
        <text:list-item>
          <text:p text:style-name="P118">When button is pushed, then do:</text:p>
          <text:list>
            <text:list-item>
              <text:p text:style-name="P118">if PUSHPIN_DESCRIPTION, <text:span text:style-name="T1">View PushPin</text:span></text:p>
            </text:list-item>
          </text:list>
        </text:list-item>
      </text:list>
      <text:p text:style-name="P51"/>
      <text:p text:style-name="P3"/>
      <text:p text:style-name="P31">View Popular Tags</text:p>
      <text:p text:style-name="P31"/>
      <text:p text:style-name="P12">Lock Types: <text:span text:style-name="T11">Read </text:span><text:span text:style-name="T14">POPULAR_TAGS</text:span></text:p>
      <text:p text:style-name="P12">Frequency: <text:span text:style-name="T12">Lo</text:span><text:span text:style-name="T13">w</text:span></text:p>
      <text:p text:style-name="P12">Consistency: <text:span text:style-name="T33">Successful POPULAR_TAGS needs to be done before other queries</text:span></text:p>
      <text:p text:style-name="P27"><text:span text:style-name="T37">S</text:span><text:span text:style-name="T36">chema: </text:span><text:span text:style-name="T31">Single</text:span></text:p>
      <text:p text:style-name="P79"/>
      <text:p text:style-name="P89">Abstract Code</text:p>
      <text:list xml:id="list145827421555613" text:continue-numbering="true" text:style-name="L7">
        <text:list-item>
          <text:p text:style-name="P116">Find <text:span text:style-name="T44">Popular Tags</text:span></text:p>
        </text:list-item>
        <text:list-item>
          <text:p text:style-name="P116">For Each <text:span text:style-name="T44">Tag</text:span> in related P<text:span text:style-name="T44">opular Tags</text:span>:</text:p>
          <text:list>
            <text:list-item>
              <text:p text:style-name="P116">Find <text:span text:style-name="T45">#PUSHPINS</text:span>, and <text:span text:style-name="T45">#</text:span>CORKBOARD the <text:span text:style-name="T45">Tag</text:span> is on</text:p>
            </text:list-item>
            <text:list-item>
              <text:p text:style-name="P116">Display <text:span text:style-name="T45">TAG{hyperlink}, #PUSHPINS, and #</text:span>CORKBOARD<text:span text:style-name="T45">s sorted by most Pushpins followed by most Corkboards</text:span></text:p>
            </text:list-item>
          </text:list>
        </text:list-item>
        <text:list-item>
          <text:p text:style-name="P119">While not button is pushed, do nothing</text:p>
        </text:list-item>
        <text:list-item>
          <text:p text:style-name="P119">When button is pushed, then do:</text:p>
          <text:list>
            <text:list-item>
              <text:p text:style-name="P119"><text:span text:style-name="T48">if </text:span><text:span text:style-name="T49">TAG</text:span><text:span text:style-name="T48">, </text:span><text:span text:style-name="T49">Search Tags</text:span></text:p>
            </text:list-item>
          </text:list>
        </text:list-item>
      </text:list>
      <text:p text:style-name="P50"/>
      <text:p text:style-name="P3"/>
      <text:p text:style-name="P31">View Popular Sites</text:p>
      <text:p text:style-name="P13">Lock Types: <text:span text:style-name="T11">Read </text:span><text:span text:style-name="T14">POPULAR_</text:span><text:span text:style-name="T15">SITES</text:span></text:p>
      <text:p text:style-name="P13">Frequency: <text:span text:style-name="T12">Lo</text:span><text:span text:style-name="T13">w</text:span></text:p>
      <text:p text:style-name="P13">Consistency: <text:span text:style-name="T33">Successful POPULAR_</text:span><text:span text:style-name="T34">SITES</text:span><text:span text:style-name="T33"> needs to be done before other queries</text:span></text:p>
      <text:p text:style-name="P28"><text:span text:style-name="T37">S</text:span><text:span text:style-name="T36">chema: </text:span><text:span text:style-name="T31">Single</text:span></text:p>
      <text:p text:style-name="P80"/>
      <text:p text:style-name="P90">Abstract Code</text:p>
      <text:list xml:id="list903649586" text:style-name="L8">
        <text:list-item>
          <text:p text:style-name="P117">Find <text:span text:style-name="T44">Popular Sites</text:span></text:p>
        </text:list-item>
        <text:list-item>
          <text:p text:style-name="P117">For Each <text:span text:style-name="T47">Site</text:span> in related P<text:span text:style-name="T44">opular Sites</text:span>:</text:p>
        </text:list-item>
        <text:list-item>
          <text:p text:style-name="P117">Find <text:span text:style-name="T45">#PUSHPINS the</text:span> <text:span text:style-name="T47">Site</text:span> is on</text:p>
        </text:list-item>
        <text:list-item>
          <text:p text:style-name="P117">Display <text:span text:style-name="T47">SITE, #PUSHPINS sorted by most PushPins</text:span></text:p>
        </text:list-item>
        <text:list-item>
          <text:p text:style-name="P120">While not button is pushed, do nothing</text:p>
        </text:list-item>
        <text:list-item>
          <text:p text:style-name="P120">When button is pushed, then do:</text:p>
        </text:list-item>
      </text:list>
      <text:list xml:id="list1348090070" text:style-name="L9">
        <text:list-item>
          <text:list>
            <text:list-item>
              <text:p text:style-name="P131">if <text:span text:style-name="T46">TAG</text:span>, <text:span text:style-name="T46">Search Tags</text:span></text:p>
            </text:list-item>
          </text:list>
        </text:list-item>
      </text:list>
      <text:p text:style-name="P50"/>
      <text:p text:style-name="P3"><text:soft-page-break/></text:p>
      <text:p text:style-name="P31">View Stats</text:p>
      <text:p text:style-name="P31"/>
      <text:p text:style-name="P14">Lock Types: <text:span text:style-name="T11">Read </text:span><text:span text:style-name="T16">USERS</text:span></text:p>
      <text:p text:style-name="P14">Frequency: <text:span text:style-name="T16">High</text:span></text:p>
      <text:p text:style-name="P14">Consistency: <text:span text:style-name="T17">S</text:span><text:span text:style-name="T33">uccessful </text:span><text:span text:style-name="T35">Read of all users before Read of Stats</text:span></text:p>
      <text:p text:style-name="P36"><text:span text:style-name="T37">S</text:span><text:span text:style-name="T36">chema: </text:span><text:span text:style-name="T31">Single</text:span></text:p>
      <text:p text:style-name="P81"/>
      <text:p text:style-name="P91">Abstract Code</text:p>
      <text:list xml:id="list999308107" text:style-name="L10">
        <text:list-item>
          <text:p text:style-name="P121">Find all USERS</text:p>
        </text:list-item>
        <text:list-item>
          <text:p text:style-name="P121">For Each USER within USERS</text:p>
          <text:list>
            <text:list-item>
              <text:p text:style-name="P121">Find PUBLIC CORKBOARDS</text:p>
            </text:list-item>
            <text:list-item>
              <text:p text:style-name="P121">Find PUBLIC PUSHPINS</text:p>
            </text:list-item>
            <text:list-item>
              <text:p text:style-name="P121">Find PRIVATE CORKBOARDS</text:p>
            </text:list-item>
            <text:list-item>
              <text:p text:style-name="P121">Find PRIVATE PUSHPINS</text:p>
            </text:list-item>
            <text:list-item>
              <text:p text:style-name="P121">Display number of PUBLIC CORKBOARDS→ {Sorted by most: Wt=1}</text:p>
            </text:list-item>
            <text:list-item>
              <text:p text:style-name="P121">Display number of PUBLIC PUSHPINS</text:p>
            </text:list-item>
            <text:list-item>
              <text:p text:style-name="P121">Display number of PRIVATE CORKBOARDS → {Sorted by most: Wt=2}</text:p>
            </text:list-item>
            <text:list-item>
              <text:p text:style-name="P121">Display number of PRIVATE PUSHPINS </text:p>
            </text:list-item>
          </text:list>
        </text:list-item>
      </text:list>
      <text:p text:style-name="P52"/>
      <text:p text:style-name="P38"/>
      <text:p text:style-name="P5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46ce" officeooo:paragraph-rsid="000146c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 Phase 1<text:tab/>CS6400 Database Design<text:tab/>Sept 24,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53:26.236276892</meta:creation-date>
    <dc:date>2018-09-21T14:58:16.635986811</dc:date>
    <meta:editing-duration>PT3H6S</meta:editing-duration>
    <meta:editing-cycles>82</meta:editing-cycles>
    <meta:generator>LibreOffice/6.0.3.2$Linux_X86_64 LibreOffice_project/00m0$Build-2</meta:generator>
    <meta:document-statistic meta:table-count="3" meta:image-count="0" meta:object-count="0" meta:page-count="7" meta:paragraph-count="253" meta:word-count="1231" meta:character-count="6912" meta:non-whitespace-character-count="6046"/>
  </office:meta>
</office:document-meta>
</file>